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91cm" style:rel-column-width="1650*"/>
    </style:style>
    <style:style style:name="Table1.B" style:family="table-column">
      <style:table-column-properties style:column-width="14.088cm" style:rel-column-width="798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style:font-name="Calibri" fo:font-size="12pt" style:font-name-asian="Calibri" style:font-size-asian="12pt" style:font-name-complex="Calibri" style:font-size-complex="12pt"/>
    </style:style>
    <style:style style:name="P3" style:family="paragraph" style:parent-style-name="Standard" style:list-style-name="L3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71322275738278599" text:style-name="L1">
        <text:list-item>
          <text:p text:style-name="P1">Intro</text:p>
          <text:list>
            <text:list-item>
              <text:p text:style-name="P1">Objet</text:p>
            </text:list-item>
          </text:list>
        </text:list-item>
      </text:list>
      <text:p text:style-name="P2">Ce dossier de spécification a pour objectif de..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auses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esoin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bjectif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lement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list xml:id="list42748574" text:continue-numbering="true" text:style-name="L1">
        <text:list-item>
          <text:list>
            <text:list-item>
              <text:p text:style-name="P1">Portée</text:p>
            </text:list-item>
          </text:list>
        </text:list-item>
      </text:list>
      <text:p text:style-name="Standard">Le projet porte sur ... et ne concerne pas ...</text:p>
      <text:list xml:id="list5464830801958975088" text:style-name="L3">
        <text:list-item>
          <text:p text:style-name="P3">Description générale</text:p>
          <text:list>
            <text:list-item>
              <text:p text:style-name="P3">Acteurs </text:p>
              <text:list>
                <text:list-item>
                  <text:p text:style-name="P3">directs</text:p>
                  <text:list>
                    <text:list-header>
                      <text:p text:style-name="P3">- Employés de magasin</text:p>
                      <text:p text:style-name="P3">- Clients</text:p>
                    </text:list-header>
                  </text:list>
                </text:list-item>
                <text:list-item>
                  <text:p text:style-name="P3">Acteurs hors champ</text:p>
                  <text:list>
                    <text:list-header>
                      <text:p text:style-name="P3">- normes agroalim</text:p>
                    </text:list-header>
                  </text:list>
                </text:list-item>
              </text:list>
            </text:list-item>
            <text:list-item>
              <text:p text:style-name="P3">Environnement</text:p>
              <text:list>
                <text:list-item>
                  <text:p text:style-name="P3">Architecture matérielle et logicielle</text:p>
                </text:list-item>
                <text:list-item>
                  <text:p text:style-name="P3">Interfaces</text:p>
                </text:list-item>
                <text:list-item>
                  <text:p text:style-name="P3">Adaptation et maintenance</text:p>
                </text:list-item>
                <text:list-item>
                  <text:p text:style-name="P3">CU</text:p>
                </text:list-item>
              </text:list>
            </text:list-item>
            <text:list-item>
              <text:p text:style-name="P3">IHM</text:p>
            </text:list-item>
          </text:list>
        </text:list-item>
      </text:list>
      <text:p text:style-name="Standard"/>
      <text:p text:style-name="Standard">Conception générale = schéma bloc + diagramme classe puis détail &amp; MAE</text:p>
      <text:p text:style-name="Standard">Conception détaillée = communication = proxy (encapsulation) + postman (délivre) + postman (récupère) + dispatcher (désencapsulation + rangement); trame json ty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M58S</meta:editing-duration>
    <meta:editing-cycles>5</meta:editing-cycles>
    <meta:generator>OpenOffice/4.1.3$Win32 OpenOffice.org_project/413m1$Build-9783</meta:generator>
    <dc:date>2017-10-05T22:57:33.33</dc:date>
    <meta:document-statistic meta:table-count="1" meta:image-count="0" meta:object-count="0" meta:page-count="1" meta:paragraph-count="24" meta:word-count="98" meta:character-count="589"/>
    <meta:user-defined meta:name="Info 1"/>
    <meta:user-defined meta:name="Info 2"/>
    <meta:user-defined meta:name="Info 3"/>
    <meta:user-defined meta:name="Info 4"/>
  </office:meta>
</office:document-meta>
</file>